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38c" officeooo:paragraph-rsid="000d838c"/>
    </style:style>
    <style:style style:name="P2" style:family="paragraph" style:parent-style-name="Standard">
      <style:text-properties officeooo:rsid="000fe766" officeooo:paragraph-rsid="000d838c"/>
    </style:style>
    <style:style style:name="P3" style:family="paragraph" style:parent-style-name="Standard">
      <style:text-properties officeooo:rsid="000fe766" officeooo:paragraph-rsid="000fe766"/>
    </style:style>
    <style:style style:name="P4" style:family="paragraph" style:parent-style-name="Standard">
      <style:text-properties officeooo:rsid="001288e6" officeooo:paragraph-rsid="001288e6"/>
    </style:style>
    <style:style style:name="P5" style:family="paragraph" style:parent-style-name="Standard">
      <style:text-properties officeooo:rsid="00187a26" officeooo:paragraph-rsid="00187a26"/>
    </style:style>
    <style:style style:name="P6" style:family="paragraph" style:parent-style-name="Standard">
      <style:text-properties officeooo:rsid="00201ae7" officeooo:paragraph-rsid="00201ae7"/>
    </style:style>
    <style:style style:name="P7" style:family="paragraph" style:parent-style-name="Standard">
      <style:text-properties officeooo:rsid="00201ae7" officeooo:paragraph-rsid="00255fe0"/>
    </style:style>
    <style:style style:name="P8" style:family="paragraph" style:parent-style-name="Standard">
      <style:text-properties fo:font-size="15pt" officeooo:rsid="00201ae7" officeooo:paragraph-rsid="00201ae7" style:font-size-asian="15pt" style:font-size-complex="15pt"/>
    </style:style>
    <style:style style:name="P9" style:family="paragraph" style:parent-style-name="Standard">
      <style:text-properties fo:font-size="15pt" officeooo:rsid="00201ae7" officeooo:paragraph-rsid="0031080b" style:font-size-asian="15pt" style:font-size-complex="15pt"/>
    </style:style>
    <style:style style:name="P10" style:family="paragraph" style:parent-style-name="Standard">
      <style:text-properties fo:font-size="15pt" officeooo:rsid="004f1536" officeooo:paragraph-rsid="004f1536" style:font-size-asian="15pt" style:font-size-complex="15pt"/>
    </style:style>
    <style:style style:name="P11" style:family="paragraph" style:parent-style-name="Standard">
      <style:text-properties officeooo:rsid="0021fcb2" officeooo:paragraph-rsid="0021fcb2"/>
    </style:style>
    <style:style style:name="P12" style:family="paragraph" style:parent-style-name="Standard">
      <style:text-properties officeooo:rsid="0023e6f8" officeooo:paragraph-rsid="0023e6f8"/>
    </style:style>
    <style:style style:name="P13" style:family="paragraph" style:parent-style-name="Standard">
      <style:text-properties officeooo:rsid="00287ce4" officeooo:paragraph-rsid="00287ce4"/>
    </style:style>
    <style:style style:name="P14" style:family="paragraph" style:parent-style-name="Standard">
      <style:text-properties officeooo:rsid="00299b15" officeooo:paragraph-rsid="00299b15"/>
    </style:style>
    <style:style style:name="P15" style:family="paragraph" style:parent-style-name="Standard">
      <style:text-properties officeooo:rsid="00299b15" officeooo:paragraph-rsid="002e32e0"/>
    </style:style>
    <style:style style:name="P16" style:family="paragraph" style:parent-style-name="Standard">
      <style:text-properties officeooo:rsid="002f50ee" officeooo:paragraph-rsid="002f50ee"/>
    </style:style>
    <style:style style:name="P17" style:family="paragraph" style:parent-style-name="Standard">
      <style:text-properties officeooo:rsid="0031080b" officeooo:paragraph-rsid="0031080b"/>
    </style:style>
    <style:style style:name="P18" style:family="paragraph" style:parent-style-name="Standard">
      <style:text-properties officeooo:rsid="0033ea96" officeooo:paragraph-rsid="0033ea96"/>
    </style:style>
    <style:style style:name="P19" style:family="paragraph" style:parent-style-name="Standard">
      <style:text-properties fo:font-size="16pt" officeooo:rsid="002f50ee" officeooo:paragraph-rsid="002f50ee" style:font-size-asian="16pt" style:font-size-complex="16pt"/>
    </style:style>
    <style:style style:name="P20" style:family="paragraph" style:parent-style-name="Standard">
      <style:text-properties officeooo:rsid="003e0740" officeooo:paragraph-rsid="003e0740"/>
    </style:style>
    <style:style style:name="P21" style:family="paragraph" style:parent-style-name="Standard">
      <style:text-properties officeooo:rsid="003f57dc" officeooo:paragraph-rsid="003f57dc"/>
    </style:style>
    <style:style style:name="P22" style:family="paragraph" style:parent-style-name="Standard">
      <style:text-properties officeooo:rsid="00407786" officeooo:paragraph-rsid="00407786"/>
    </style:style>
    <style:style style:name="P23" style:family="paragraph" style:parent-style-name="Standard">
      <style:text-properties officeooo:rsid="00448317" officeooo:paragraph-rsid="00448317"/>
    </style:style>
    <style:style style:name="P24" style:family="paragraph" style:parent-style-name="Standard">
      <style:text-properties officeooo:rsid="00476e80" officeooo:paragraph-rsid="00476e80"/>
    </style:style>
    <style:style style:name="P25" style:family="paragraph" style:parent-style-name="Standard">
      <style:text-properties officeooo:rsid="00493d88" officeooo:paragraph-rsid="00493d88"/>
    </style:style>
    <style:style style:name="P26" style:family="paragraph" style:parent-style-name="Standard">
      <style:text-properties officeooo:rsid="004f1536" officeooo:paragraph-rsid="004f1536"/>
    </style:style>
    <style:style style:name="P27" style:family="paragraph" style:parent-style-name="Standard">
      <style:text-properties officeooo:rsid="004f1536" officeooo:paragraph-rsid="005a12de"/>
    </style:style>
    <style:style style:name="P28" style:family="paragraph" style:parent-style-name="Standard">
      <style:text-properties officeooo:rsid="0051b215" officeooo:paragraph-rsid="0051b215"/>
    </style:style>
    <style:style style:name="P29" style:family="paragraph" style:parent-style-name="Standard">
      <style:text-properties officeooo:rsid="005402a6" officeooo:paragraph-rsid="005402a6"/>
    </style:style>
    <style:style style:name="P30" style:family="paragraph" style:parent-style-name="Standard">
      <style:text-properties officeooo:rsid="00564fcc" officeooo:paragraph-rsid="00564fcc"/>
    </style:style>
    <style:style style:name="P31" style:family="paragraph" style:parent-style-name="Standard">
      <style:text-properties officeooo:rsid="0059dbf7" officeooo:paragraph-rsid="0059dbf7"/>
    </style:style>
    <style:style style:name="P32" style:family="paragraph" style:parent-style-name="Standard">
      <style:text-properties officeooo:rsid="005d7881" officeooo:paragraph-rsid="005d7881"/>
    </style:style>
    <style:style style:name="P33" style:family="paragraph" style:parent-style-name="Standard">
      <style:text-properties officeooo:rsid="00605219" officeooo:paragraph-rsid="00605219"/>
    </style:style>
    <style:style style:name="P34" style:family="paragraph" style:parent-style-name="Standard">
      <style:text-properties officeooo:rsid="00621390" officeooo:paragraph-rsid="00621390"/>
    </style:style>
    <style:style style:name="P35" style:family="paragraph" style:parent-style-name="Standard">
      <style:text-properties officeooo:rsid="0066f9cd" officeooo:paragraph-rsid="0066f9cd"/>
    </style:style>
    <style:style style:name="P36" style:family="paragraph" style:parent-style-name="Standard">
      <style:text-properties officeooo:rsid="00684891" officeooo:paragraph-rsid="00684891"/>
    </style:style>
    <style:style style:name="P37" style:family="paragraph" style:parent-style-name="Standard">
      <style:text-properties officeooo:rsid="0069b8b7" officeooo:paragraph-rsid="0069b8b7"/>
    </style:style>
    <style:style style:name="P38" style:family="paragraph" style:parent-style-name="Standard" style:list-style-name="L1">
      <style:text-properties officeooo:rsid="0069b8b7" officeooo:paragraph-rsid="0069b8b7"/>
    </style:style>
    <style:style style:name="P39" style:family="paragraph" style:parent-style-name="Standard">
      <style:text-properties fo:color="#cc0000" officeooo:rsid="00605219" officeooo:paragraph-rsid="00605219"/>
    </style:style>
    <style:style style:name="P40" style:family="paragraph" style:parent-style-name="Standard">
      <style:text-properties officeooo:rsid="00707930" officeooo:paragraph-rsid="00707930"/>
    </style:style>
    <style:style style:name="T1" style:family="text">
      <style:text-properties officeooo:rsid="00255fe0"/>
    </style:style>
    <style:style style:name="T2" style:family="text">
      <style:text-properties officeooo:rsid="002a5625"/>
    </style:style>
    <style:style style:name="T3" style:family="text">
      <style:text-properties officeooo:rsid="002e32e0"/>
    </style:style>
    <style:style style:name="T4" style:family="text">
      <style:text-properties fo:font-weight="bold"/>
    </style:style>
    <style:style style:name="T5" style:family="text">
      <style:text-properties fo:color="#cc0000" fo:font-size="15pt" fo:font-weight="bold" style:font-size-asian="15pt" style:font-weight-asian="bold" style:font-size-complex="15pt" style:font-weight-complex="bold"/>
    </style:style>
    <style:style style:name="T6" style:family="text">
      <style:text-properties officeooo:rsid="00411554"/>
    </style:style>
    <style:style style:name="T7" style:family="text">
      <style:text-properties officeooo:rsid="004ebe5a"/>
    </style:style>
    <style:style style:name="T8" style:family="text">
      <style:text-properties officeooo:rsid="005157ea"/>
    </style:style>
    <style:style style:name="T9" style:family="text">
      <style:text-properties officeooo:rsid="00532196"/>
    </style:style>
    <style:style style:name="T10" style:family="text">
      <style:text-properties officeooo:rsid="00545312"/>
    </style:style>
    <style:style style:name="T11" style:family="text">
      <style:text-properties officeooo:rsid="005c0542"/>
    </style:style>
    <style:style style:name="T12" style:family="text">
      <style:text-properties officeooo:rsid="005ca397"/>
    </style:style>
    <style:style style:name="T13" style:family="text">
      <style:text-properties officeooo:rsid="0062fb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 Data – For Analysing huge amount of data</text:p>
      <text:p text:style-name="P1">Hadoop – Open Source</text:p>
      <text:p text:style-name="P1"/>
      <text:p text:style-name="P1"/>
      <text:p text:style-name="P5"><text:a xlink:type="simple" xlink:href="https://hub.docker.com/r/joegagliardo/bigdata/" text:style-name="Internet_20_link" text:visited-style-name="Visited_20_Internet_20_Link">https://hub.docker.com/r/joegagliardo/bigdata/</text:a></text:p>
      <text:p text:style-name="P5"><text:tab/></text:p>
      <text:p text:style-name="P2">ps – Shows Processess Running</text:p>
      <text:p text:style-name="P3">jps - Shows JavaProcessess Running</text:p>
      <text:p text:style-name="P3"/>
      <text:p text:style-name="P4">Split file in chunks of some size</text:p>
      <text:p text:style-name="P4">hadoop fs -D dfs.blocksize=1048576 -put ~/roi_datasets/shakespeare.txt /</text:p>
      <text:p text:style-name="P4"><text:tab/></text:p>
      <text:p text:style-name="P4"/>
      <text:p text:style-name="P8">Docker Commands</text:p>
      <text:p text:style-name="P6">do<text:span text:style-name="T1">c</text:span>ker ps</text:p>
      <text:p text:style-name="P7">do<text:span text:style-name="T1">c</text:span>ker ps -<text:span text:style-name="T1">a (All processes)</text:span></text:p>
      <text:p text:style-name="P6">docker images</text:p>
      <text:p text:style-name="P13">docker rm imagename</text:p>
      <text:p text:style-name="P14">docker-compose up – Looks for the docker images at current locations <text:span text:style-name="T2">and ???? find tis out</text:span></text:p>
      <text:p text:style-name="P15">docker-compose <text:span text:style-name="T3">down – Brings down the process mentioned in the config file</text:span></text:p>
      <text:p text:style-name="P19">docker-compose scale datanode=4 – scaling up the nodes to some count</text:p>
      <text:p text:style-name="P16"/>
      <text:p text:style-name="P20">Problem and Solution</text:p>
      <text:p text:style-name="P20">Connection error</text:p>
      <text:p text:style-name="P20">Node name was not running</text:p>
      <text:p text:style-name="P20">format-namenode.sh was run which is inside the script.</text:p>
      <text:p text:style-name="P20"><text:s/></text:p>
      <text:p text:style-name="P9">Hadoop Home page</text:p>
      <text:p text:style-name="P17"><text:a xlink:type="simple" xlink:href="http://localhost:50070/dfshealth.html#tab-overview" text:style-name="Internet_20_link" text:visited-style-name="Visited_20_Internet_20_Link">http://localhost:50070</text:a></text:p>
      <text:p text:style-name="P36">Resource Manager </text:p>
      <text:p text:style-name="P35">http://localhost:8088</text:p>
      <text:p text:style-name="P6"/>
      <text:p text:style-name="P12">docker attach bigdata</text:p>
      <text:p text:style-name="P6"><text:tab/></text:p>
      <text:p text:style-name="P11">ssh</text:p>
      <text:p text:style-name="P11">secure shell</text:p>
      <text:p text:style-name="P11"/>
      <text:p text:style-name="P18">when you run the sh file from its location do it like <text:span text:style-name="T5">./</text:span>.sh file name</text:p>
      <text:p text:style-name="P18"/>
      <text:p text:style-name="P18"/>
      <text:p text:style-name="P21">Data Node: </text:p>
      <text:p text:style-name="P23">Copied from wiki</text:p>
      <text:p text:style-name="P21">A <text:span text:style-name="T4">DataNode</text:span> stores data in the [HadoopFileSystem]. A functional filesystem has more than one <text:span text:style-name="T4">DataNode</text:span>, with data replicated across them. On startup, a <text:span text:style-name="T4">DataNode</text:span> connects to the NameNode; spinning until that service comes up. It then responds to requests from the NameNode for filesystem operations.</text:p>
      <text:p text:style-name="P21"/>
      <text:p text:style-name="P21">Name Node:</text:p>
      <text:p text:style-name="P18"><text:soft-page-break/></text:p>
      <text:p text:style-name="P22">HDFS is storage</text:p>
      <text:p text:style-name="P22">yarn is processor <text:span text:style-name="T6">or an engine</text:span></text:p>
      <text:p text:style-name="P22"/>
      <text:p text:style-name="P24">Sqoop – Moves the data from ANY SQL DATABASE TO DATA FILES</text:p>
      <text:p text:style-name="P24"/>
      <text:p text:style-name="P25">External Tables Oracle Concept <text:span text:style-name="T7">where the file is imported into a table for reading. You dont need to have predefined tables for it.</text:span></text:p>
      <text:p text:style-name="P25"/>
      <text:p text:style-name="P10">Processing</text:p>
      <text:p text:style-name="P26"/>
      <text:p text:style-name="P28"><text:span text:style-name="T11">Calculating, </text:span>Filtering, <text:span text:style-name="T9">Mapping</text:span> - Mapper</text:p>
      <text:p text:style-name="P29">Shufflin<text:span text:style-name="T10">g – Moving the data around nodes (Data hashed and moved across)</text:span></text:p>
      <text:p text:style-name="P27">Joining <text:span text:style-name="T8">Grouping </text:span>Sorting – Reducers <text:span text:style-name="T12">(Memory Intensive)</text:span></text:p>
      <text:p text:style-name="P30">Shufflers makes sure </text:p>
      <text:p text:style-name="P31">You can change the shufflelers by replacing the DefaultShufflers to Custom Shufflers.</text:p>
      <text:p text:style-name="P31"/>
      <text:p text:style-name="P37">PROGRAMS THAT SHOULD BE RUNNING:</text:p>
      <text:list xml:id="list4937553343991877049" text:style-name="L1">
        <text:list-item>
          <text:p text:style-name="P38">ResourceManager</text:p>
        </text:list-item>
        <text:list-item>
          <text:p text:style-name="P38">SecondaryNameNode</text:p>
        </text:list-item>
        <text:list-item>
          <text:p text:style-name="P38">Jps</text:p>
        </text:list-item>
        <text:list-item>
          <text:p text:style-name="P38">NameNode</text:p>
        </text:list-item>
        <text:list-item>
          <text:p text:style-name="P38">DataNode</text:p>
        </text:list-item>
      </text:list>
      <text:p text:style-name="P31"/>
      <text:p text:style-name="P32">TOOL DOES THE JOB FOR US… NO NEED TO WRITE JAVA CODE</text:p>
      <text:p text:style-name="P32">Spark</text:p>
      <text:p text:style-name="P32"/>
      <text:p text:style-name="P40">SHUT DOWN</text:p>
      <text:p text:style-name="P40">stop-dfs.sh</text:p>
      <text:p text:style-name="P40"/>
      <text:p text:style-name="P40"/>
      <text:p text:style-name="P39">Questions: </text:p>
      <text:p text:style-name="P33">Replicating the data across nodes?</text:p>
      <text:p text:style-name="P33">Processing based on worked threads?</text:p>
      <text:p text:style-name="P34">How long is this suppose to take <text:span text:style-name="T13">Mapping/Reducing/Shuffling</text:span>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4:29:02.465558048</meta:creation-date>
    <dc:date>2017-11-13T11:35:54.513282903</dc:date>
    <meta:editing-duration>PT6H19M9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314" meta:character-count="2048" meta:non-whitespace-character-count="1777"/>
  </office:meta>
</office:document-meta>
</file>